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r.executeDOM( final XMLConsumer consumer , Node node , boolean strip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ker.toDOMNodeList( String elementName , Instruction si , ObjectModel objectModel , ExecutionContext executionContext , MacroContext macroContext , NamespacesTable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voker.executeNode( final XMLConsumer consumer , Object val , boolean stripRoo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Invoker.executeNode( final XMLConsumer consumer ,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r.execute( final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voker.executeDOM( final XMLConsumer consumer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